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0099cc" draw:textarea-horizontal-align="justify" draw:textarea-vertical-align="middle" draw:auto-grow-height="true" draw:auto-grow-width="false" fo:min-height="4.213cm" fo:min-width="0cm" fo:padding-top="0.13cm" fo:padding-bottom="0.13cm" fo:padding-left="0.25cm" fo:padding-right="0.25cm" fo:wrap-option="wrap" draw:shadow="hidden" draw:shadow-color="#becbd8"/>
    </style:style>
    <style:style style:name="pr2" style:family="presentation" style:parent-style-name="Title1-subtitle">
      <style:graphic-properties draw:stroke="none" draw:fill="none" draw:fill-color="#0099cc" draw:textarea-horizontal-align="justify" draw:textarea-vertical-align="top" draw:auto-grow-height="true" draw:auto-grow-width="false" fo:min-height="4.398cm" fo:min-width="0cm" fo:padding-top="0.13cm" fo:padding-bottom="0.13cm" fo:padding-left="0.25cm" fo:padding-right="0.25cm" fo:wrap-option="wrap" draw:shadow="hidden" draw:shadow-color="#becbd8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="hidden" draw:shadow-color="#becbd8"/>
    </style:style>
    <style:style style:name="pr5" style:family="presentation" style:parent-style-name="Default-outline1">
      <style:graphic-properties draw:stroke="none" draw:fill="none" draw:fill-color="#0099cc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becbd8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outline1">
      <style:graphic-properties draw:stroke="none" draw:fill="none" draw:fill-color="#0099cc" draw:textarea-horizontal-align="justify" draw:textarea-vertical-align="top" draw:auto-grow-height="true" draw:auto-grow-width="false" fo:min-height="12.423cm" fo:min-width="0cm" fo:padding-top="0.13cm" fo:padding-bottom="0.13cm" fo:padding-left="0.25cm" fo:padding-right="0.25cm" fo:wrap-option="wrap" draw:shadow="hidden" draw:shadow-color="#becbd8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indent="0cm"/>
    </style:style>
    <style:style style:name="P4" style:family="paragraph">
      <style:paragraph-properties fo:margin-left="0cm" fo:margin-right="0cm" fo:margin-top="0.238cm" fo:margin-bottom="0cm" fo:text-indent="0cm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style:paragraph-properties fo:margin-left="0.952cm" fo:margin-right="0cm" fo:margin-top="0.211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ffffff" fo:font-size="46pt" style:font-size-asian="46pt" style:font-size-complex="46pt"/>
    </style:style>
    <style:style style:name="T2" style:family="text">
      <style:text-properties fo:font-size="24pt" fo:language="pt" fo:country="BR" style:font-size-asian="24pt" style:font-size-complex="24pt"/>
    </style:style>
    <style:style style:name="T3" style:family="text">
      <style:text-properties fo:font-size="27pt" fo:language="pt" fo:country="BR" style:font-size-asian="27pt" style:font-size-complex="27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8pt" style:font-size-asian="38pt" style:font-size-complex="38pt"/>
    </style:style>
    <style:style style:name="T6" style:family="text">
      <style:text-properties fo:font-size="20pt" fo:language="pt" fo:country="BR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ffcc00" fo:font-size="8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0099cc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ffcc00" fo:font-size="6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10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ffcc00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0099cc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ffcc00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</text:list-style>
    <text:list-style style:name="L4">
      <text:list-level-style-bullet text:level="1" text:bullet-char="">
        <style:list-level-properties text:min-label-width="0.952cm"/>
        <style:text-properties fo:font-family="Symbol" style:font-family-generic="roman" style:font-pitch="variable" style:font-charset="x-symbol" fo:color="#ffcc00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000000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</text:list-style>
    <text:list-style style:name="L5">
      <text:list-level-style-bullet text:level="1" text:bullet-char="">
        <style:list-level-properties text:min-label-width="0.952cm"/>
        <style:text-properties fo:font-family="Wingdings" style:font-pitch="variable" style:font-charset="x-symbol" fo:color="#ffcc00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000000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2.437cm" svg:height="4.473cm" svg:x="0.634cm" svg:y="3.964cm" presentation:class="title" presentation:user-transformed="true">
          <draw:text-box>
            <text:p text:style-name="P1"><text:span text:style-name="T1">Programação em Lógica</text:span><text:span text:style-name="T1"><text:line-break/></text:span><text:span text:style-name="T1"/></text:p>
          </draw:text-box>
        </draw:frame>
        <draw:frame presentation:style-name="pr2" draw:text-style-name="P2" draw:layer="layout" svg:width="18.415cm" svg:height="4.658cm" svg:x="2.962cm" svg:y="9.559cm" presentation:class="subtitle" presentation:user-transformed="true">
          <draw:text-box>
            <text:p text:style-name="P3"><text:span text:style-name="T2">Augusto Marks Batista</text:span></text:p>
            <text:p text:style-name="P3"><text:span text:style-name="T2">Guilherme dos Santos Fujiyoshi</text:span></text:p>
            <text:p text:style-name="P3"><text:span text:style-name="T2">Marlon Bill Santo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2.265cm" svg:height="2.541cm" svg:x="0.541cm" svg:y="0.635cm" presentation:class="title" presentation:user-transformed="true">
          <draw:text-box>
            <text:p text:style-name="P1">Introdução</text:p>
          </draw:text-box>
        </draw:frame>
        <draw:frame presentation:style-name="pr5" draw:text-style-name="P2" draw:layer="layout" svg:width="22.013cm" svg:height="12.405cm" svg:x="1.3cm" svg:y="4.122cm" presentation:class="outline" presentation:user-transformed="true">
          <draw:text-box>
            <text:list text:style-name="L3">
              <text:list-item>
                <text:p text:style-name="P4"><text:span text:style-name="T3">Criado em 1972, na Universidade de Marseille, por Alain Colmerauer e Philippe Roussel;</text:span></text:p>
              </text:list-item>
              <text:list-item>
                <text:p text:style-name="P4"><text:span text:style-name="T3">Tem como base o conceito de Robert Kowalski da interpretação procedimental das cláusulas de Horn;</text:span></text:p>
              </text:list-item>
              <text:list-item>
                <text:p text:style-name="P4"><text:span text:style-name="T3">Inicialmente foi usado apenas como provador de teoremas para Cláusulas de Horn. Somente após algum tempo passou a incluir a negação por falha;</text:span></text:p>
              </text:list-item>
              <text:list-item>
                <text:p text:style-name="P4"><text:span text:style-name="T3">Não é uma linguagem portável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2.265cm" svg:height="2.541cm" svg:x="0.541cm" svg:y="0.635cm" presentation:class="title" presentation:user-transformed="true">
          <draw:text-box>
            <text:p text:style-name="P1">Características</text:p>
          </draw:text-box>
        </draw:frame>
        <draw:frame presentation:style-name="pr5" draw:text-style-name="P2" draw:layer="layout" svg:width="22.014cm" svg:height="12.278cm" svg:x="1.693cm" svg:y="4.444cm" presentation:class="outline" presentation:user-transformed="true">
          <draw:text-box>
            <text:list text:style-name="L4">
              <text:list-item>
                <text:p text:style-name="P5"><text:span text:style-name="T4">Um programa em linguagem Prolog não funciona da mesma forma que um programa em linguagem convencional;</text:span></text:p>
              </text:list-item>
              <text:list-item>
                <text:p text:style-name="P5"><text:span text:style-name="T4">Prolog pode ser utilizado em Bancos de Dados, Engenharia de Software e Inteligência Artificial;</text:span></text:p>
              </text:list-item>
              <text:list-item>
                <text:p text:style-name="P5"><text:span text:style-name="T4">Apesar de Prolog ser simples, a sua utilização apresenta algumas dificuldades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2.265cm" svg:height="2.541cm" svg:x="0.541cm" svg:y="0.635cm" presentation:class="title" presentation:user-transformed="true">
          <draw:text-box>
            <text:p text:style-name="P1">Tipos de Dados</text:p>
          </draw:text-box>
        </draw:frame>
        <draw:frame presentation:style-name="pr5" draw:text-style-name="P2" draw:layer="layout" svg:width="22.013cm" svg:height="12.278cm" svg:x="1.3cm" svg:y="6.124cm" presentation:class="outline" presentation:user-transformed="true">
          <draw:text-box>
            <text:list text:style-name="L3">
              <text:list-item>
                <text:p text:style-name="P6">Escopo dos identificadores;</text:p>
              </text:list-item>
              <text:list-item>
                <text:p text:style-name="P6">Átomos (Variáveis ou constantes);</text:p>
              </text:list-item>
              <text:list-item>
                <text:p text:style-name="P6">Termos compostos;</text:p>
              </text:list-item>
              <text:list-item>
                <text:p text:style-name="P6">Strings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2.265cm" svg:height="2.541cm" svg:x="0.541cm" svg:y="0.635cm" presentation:class="title" presentation:user-transformed="true">
          <draw:text-box>
            <text:p text:style-name="P1">Fatos</text:p>
          </draw:text-box>
        </draw:frame>
        <draw:frame presentation:style-name="pr5" draw:text-style-name="P2" draw:layer="layout" svg:width="22.014cm" svg:height="12.278cm" svg:x="1.693cm" svg:y="4.444cm" presentation:class="outline" presentation:user-transformed="true">
          <draw:text-box>
            <text:list text:style-name="L3">
              <text:list-item>
                <text:p text:style-name="P6">Em Prolog se fornecem fatos e regras para uma base de dados, que executará consultas à essa base de dados.</text:p>
              </text:list-item>
              <text:list-item>
                <text:p text:style-name="P6">A unidade básica do Prolog é o predicado, que é postulado verdadeiro; um predicado consiste de uma cabeça e um número de argumentos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2.265cm" svg:height="2.541cm" svg:x="0.541cm" svg:y="0.635cm" presentation:class="title" presentation:user-transformed="true">
          <draw:text-box>
            <text:p text:style-name="P1">Regras</text:p>
          </draw:text-box>
        </draw:frame>
        <draw:frame presentation:style-name="pr5" draw:text-style-name="P2" draw:layer="layout" svg:width="22.014cm" svg:height="12.278cm" svg:x="1.693cm" svg:y="4.444cm" presentation:class="outline" presentation:user-transformed="true">
          <draw:text-box>
            <text:list text:style-name="L3">
              <text:list-item>
                <text:p text:style-name="P6">Regra é um tipo de predicado em Prolog, também chamada de Cláusula.</text:p>
              </text:list-item>
              <text:list-item>
                <text:p text:style-name="P6">Uma clausula pode ser usada com mais de uma variável ao mesmo tempo.</text:p>
              </text:list-item>
              <text:list-item>
                <text:p text:style-name="P6">Na regra, a conjunção ‘e’ é representada por uma vírgula, e a disjunção ‘ou’ é representada por ponto e vírgula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2.265cm" svg:height="2.541cm" svg:x="0.541cm" svg:y="0.635cm" presentation:class="title" presentation:user-transformed="true">
          <draw:text-box>
            <text:p text:style-name="P1"><text:span text:style-name="T5">Exemplo de código, Torre de Hanói</text:span></text:p>
          </draw:text-box>
        </draw:frame>
        <draw:frame presentation:style-name="pr7" draw:text-style-name="P2" draw:layer="layout" svg:width="22.009cm" svg:height="12.683cm" svg:x="1.692cm" svg:y="4.445cm" presentation:class="outline" presentation:user-transformed="true">
          <draw:text-box>
            <text:p text:style-name="P7"><text:span text:style-name="T6">% obs.: Todos os discos começam no pino esquerdo</text:span></text:p>
            <text:p text:style-name="P7"><text:span text:style-name="T6">hanoi(N):-</text:span></text:p>
            <text:p text:style-name="P7"><text:span text:style-name="T6"><text:s text:c="2"/></text:span><text:span text:style-name="T6">move(N, esquerdo, central, direito).</text:span></text:p>
            <text:p text:style-name="P7"><text:span text:style-name="T6">move(0 , _, _, _) :- ! .</text:span></text:p>
            <text:p text:style-name="P7"><text:span text:style-name="T6">move(N, A, B, C) :-</text:span></text:p>
            <text:p text:style-name="P7"><text:span text:style-name="T6"><text:s text:c="2"/></text:span><text:span text:style-name="T6">M is N-1,</text:span></text:p>
            <text:p text:style-name="P7"><text:span text:style-name="T6"><text:s text:c="2"/></text:span><text:span text:style-name="T6">move(M, A, C, B),</text:span></text:p>
            <text:p text:style-name="P7"><text:span text:style-name="T6"><text:s text:c="2"/></text:span><text:span text:style-name="T6">inform(A, B) ,</text:span></text:p>
            <text:p text:style-name="P7"><text:span text:style-name="T6"><text:s text:c="2"/></text:span><text:span text:style-name="T6">move(M, C, B, A) .</text:span></text:p>
            <text:p text:style-name="P7"><text:span text:style-name="T6"/></text:p>
            <text:p text:style-name="P7"><text:span text:style-name="T6">inform(X, Y) :-</text:span></text:p>
            <text:p text:style-name="P7"><text:span text:style-name="T6"><text:s text:c="2"/></text:span><text:span text:style-name="T6">writef( '%w%w%w%w' , [ 'Mova o disco do pino ' , X, ' para o pino ' , Y] ) ,</text:span></text:p>
            <text:p text:style-name="P7"><text:span text:style-name="T2"><text:s text:c="2"/></text:span><text:span text:style-name="T2">nl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b335b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ffcc00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0099cc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ffcc00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">
            <style:list-level-properties text:space-before="5.08cm" text:min-label-width="0.635cm"/>
            <style:text-properties fo:font-family="Wingdings" style:font-pitch="variable" style:font-charset="x-symbol" fo:color="#ffcc00" fo:font-size="4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0099cc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ffcc00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ffcc00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0099cc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ffcc00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2pt" fo:font-style="normal" fo:text-shadow="none" style:text-underline-style="none" fo:font-weight="normal" style:font-family-asian="'DejaVu Sans'" style:font-family-generic-asian="system" style:font-pitch-asian="variable" style:font-size-asian="42pt" style:font-style-asian="normal" style:font-weight-asian="normal" style:font-family-complex="'Lohit Hindi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2b335b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ffcc00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0099cc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ffcc00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">
            <style:list-level-properties text:space-before="5.08cm" text:min-label-width="0.635cm"/>
            <style:text-properties fo:font-family="Wingdings" style:font-pitch="variable" style:font-charset="x-symbol" fo:color="#ffcc00" fo:font-size="4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0099cc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ffcc00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ffcc00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0099cc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ffcc00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2pt" fo:font-style="normal" fo:text-shadow="none" style:text-underline-style="none" fo:font-weight="normal" style:letter-kerning="true" style:font-family-asian="'DejaVu Sans'" style:font-family-generic-asian="system" style:font-pitch-asian="variable" style:font-size-asian="42pt" style:font-style-asian="normal" style:font-weight-asian="normal" style:font-family-complex="'Lohit Hindi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2b335b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141cm" svg:stroke-color="#becbd8" draw:stroke-linejoin="miter" draw:fill="none" draw:fill-color="#0099cc" draw:textarea-horizontal-align="left" draw:textarea-vertical-align="middle" draw:auto-grow-height="false" fo:padding-top="0.13cm" fo:padding-bottom="0.13cm" fo:padding-left="0.25cm" fo:padding-right="0.25cm" fo:wrap-option="no-wrap" draw:shadow="hidden" draw:shadow-color="#becbd8"/>
    </style:style>
    <style:style style:name="Mgr4" style:family="graphic">
      <style:graphic-properties draw:stroke="none" draw:fill="solid" draw:fill-color="#58648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>
      <style:graphic-properties draw:stroke="solid" svg:stroke-width="0.106cm" svg:stroke-color="#2b335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becbd8"/>
    </style:style>
    <style:style style:name="Mgr6" style:family="graphic">
      <style:graphic-properties draw:stroke="solid" svg:stroke-width="0.159cm" svg:stroke-color="#becbd8" draw:stroke-linejoin="miter" draw:fill="solid" draw:fill-color="#2b335b" draw:textarea-horizontal-align="left" draw:textarea-vertical-align="middle" draw:auto-grow-height="false" fo:padding-top="0.13cm" fo:padding-bottom="0.13cm" fo:padding-left="0.25cm" fo:padding-right="0.25cm" fo:wrap-option="no-wrap" draw:shadow="hidden" draw:shadow-color="#becbd8"/>
    </style:style>
    <style:style style:name="Mgr7" style:family="graphic">
      <style:graphic-properties draw:stroke="solid" svg:stroke-width="0.141cm" svg:stroke-color="#2b335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becbd8"/>
    </style:style>
    <style:style style:name="Mpr1" style:family="presentation" style:parent-style-name="Default-backgroundobjects">
      <style:graphic-properties draw:stroke="none" draw:fill="none" draw:fill-color="#0099cc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ecbd8"/>
    </style:style>
    <style:style style:name="Mpr2" style:family="presentation" style:parent-style-name="Default-backgroundobjects" style:list-style-name="ML3">
      <style:graphic-properties draw:stroke="none" draw:fill="none" draw:fill-color="#0099cc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ecbd8"/>
    </style:style>
    <style:style style:name="Mpr3" style:family="presentation" style:parent-style-name="Title1-backgroundobjects">
      <style:graphic-properties draw:stroke="none" draw:fill="none" draw:fill-color="#0099cc" draw:textarea-horizontal-align="justify" draw:textarea-vertical-align="bottom" draw:auto-grow-height="false" draw:auto-grow-width="false" fo:min-height="1.311cm" fo:min-width="0cm" fo:padding-top="0.13cm" fo:padding-bottom="0.13cm" fo:padding-left="0.25cm" fo:padding-right="0.25cm" fo:wrap-option="wrap" draw:shadow="hidden" draw:shadow-color="#becbd8"/>
    </style:style>
    <style:style style:name="Mpr4" style:family="presentation" style:parent-style-name="Title1-backgroundobjects">
      <style:graphic-properties draw:stroke="none" draw:fill="none" draw:fill-color="#0099cc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ecbd8"/>
    </style:style>
    <style:style style:name="Mpr5" style:family="presentation" style:parent-style-name="Title1-backgroundobjects" style:list-style-name="ML3">
      <style:graphic-properties draw:stroke="none" draw:fill="none" draw:fill-color="#0099cc" draw:textarea-horizontal-align="justify" draw:textarea-vertical-align="bottom" draw:auto-grow-height="false" draw:auto-grow-width="false" fo:min-height="1.311cm" fo:min-width="0cm" fo:padding-top="0.13cm" fo:padding-bottom="0.13cm" fo:padding-left="0.25cm" fo:padding-right="0.25cm" fo:wrap-option="wrap" draw:shadow="hidden" draw:shadow-color="#becbd8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color="#ffffff" fo:font-size="12pt" style:font-size-asian="12pt" style:font-size-complex="12pt"/>
    </style:style>
    <style:style style:name="MT2" style:family="text">
      <style:text-properties fo:color="#ffffff" fo:font-family="'Arial Black'" style:font-family-generic="swiss" style:font-pitch="variable" fo:font-size="12pt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Arial Black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>
        <draw:custom-shape draw:style-name="Mgr3" draw:text-style-name="MP3" draw:layer="backgroundobjects" svg:width="23.072cm" svg:height="15.875cm" svg:x="1.058cm" svg:y="1.482cm">
          <text:p/>
          <draw:enhanced-geometry svg:viewBox="0 0 21600 21600" draw:path-stretchpoint-x="10800" draw:path-stretchpoint-y="10800" draw:text-areas="?f3 ?f4 ?f5 ?f6" draw:type="round-rectangle" draw:modifiers="2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3.707cm" svg:height="3.387cm" svg:x="0cm" svg:y="0.423cm">
          <text:p/>
          <draw:enhanced-geometry svg:viewBox="0 0 1000 1000" draw:concentric-gradient-fill-allowed="true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  <draw:equation draw:name="f0" draw:formula="right"/>
            <draw:equation draw:name="f1" draw:formula="bottom"/>
            <draw:equation draw:name="f2" draw:formula="?f0 -?f1 "/>
            <draw:equation draw:name="f3" draw:formula="?f1 /2"/>
            <draw:equation draw:name="f4" draw:formula="?f0 -?f3 "/>
          </draw:enhanced-geometry>
        </draw:custom-shape>
        <draw:line draw:style-name="Mgr5" draw:text-style-name="MP4" draw:layer="backgroundobjects" svg:x1="0cm" svg:y1="3.387cm" svg:x2="22.437cm" svg:y2="3.387cm">
          <text:p/>
        </draw:line>
      </draw:g>
      <draw:frame presentation:style-name="Default-title" draw:layer="backgroundobjects" svg:width="22.265cm" svg:height="2.541cm" svg:x="0.541cm" svg:y="0.635cm" presentation:class="title" presentation:placeholder="true">
        <draw:text-box/>
      </draw:frame>
      <draw:frame presentation:style-name="Default-outline1" draw:layer="backgroundobjects" svg:width="22.014cm" svg:height="12.278cm" svg:x="1.693cm" svg:y="4.444cm" presentation:class="outline" presentation:placeholder="true">
        <draw:text-box/>
      </draw:frame>
      <draw:frame presentation:style-name="Mpr1" draw:text-style-name="MP6" draw:layer="backgroundobjects" svg:width="5.927cm" svg:height="1.271cm" svg:x="1.269cm" svg:y="17.356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8.044cm" svg:height="1.271cm" svg:x="8.678cm" svg:y="17.356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10" draw:layer="backgroundobjects" svg:width="5.927cm" svg:height="1.271cm" svg:x="18.202cm" svg:y="17.356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3" draw:text-style-name="MP3" draw:layer="backgroundobjects" svg:width="20.532cm" svg:height="9.314cm" svg:x="1.905cm" svg:y="5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897cm" svg:height="2.752cm" svg:x="0.635cm" svg:y="2.5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24.977cm" svg:height="5.08cm" svg:x="0cm" svg:y="3.845cm">
          <text:p/>
          <draw:enhanced-geometry svg:viewBox="0 0 1000 1000" draw:concentric-gradient-fill-allowed="true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  <draw:equation draw:name="f0" draw:formula="right"/>
            <draw:equation draw:name="f1" draw:formula="bottom"/>
            <draw:equation draw:name="f2" draw:formula="?f0 -?f1 "/>
            <draw:equation draw:name="f3" draw:formula="?f1 /2"/>
            <draw:equation draw:name="f4" draw:formula="?f0 -?f3 "/>
          </draw:enhanced-geometry>
        </draw:custom-shape>
        <draw:line draw:style-name="Mgr7" draw:text-style-name="MP4" draw:layer="backgroundobjects" svg:x1="0cm" svg:y1="8.502cm" svg:x2="23.072cm" svg:y2="8.502cm">
          <text:p/>
        </draw:line>
      </draw:g>
      <draw:frame presentation:style-name="Title1-title" draw:layer="backgroundobjects" svg:width="22.437cm" svg:height="4.473cm" svg:x="0.634cm" svg:y="3.964cm" presentation:class="title" presentation:placeholder="true">
        <draw:text-box/>
      </draw:frame>
      <draw:frame presentation:style-name="Mpr3" draw:text-style-name="MP6" draw:layer="backgroundobjects" svg:width="5.927cm" svg:height="1.31cm" svg:x="1.269cm" svg:y="17.355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8" draw:layer="backgroundobjects" svg:width="8.044cm" svg:height="1.271cm" svg:x="8.678cm" svg:y="17.369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10" draw:layer="backgroundobjects" svg:width="5.927cm" svg:height="1.31cm" svg:x="18.202cm" svg:y="17.355cm" presentation:class="page-number">
        <draw:text-box>
          <text:p text:style-name="MP9"><text:span text:style-name="MT2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rogramação em Lógica </dc:title>
    <meta:initial-creator>Fuji</meta:initial-creator>
    <meta:creation-date>2009-04-29T17:48:03</meta:creation-date>
    <dc:creator>Adolfo Neto</dc:creator>
    <dc:date>2009-10-26T14:03:55</dc:date>
    <meta:editing-cycles>6</meta:editing-cycles>
    <meta:editing-duration>PT02H38M34S</meta:editing-duration>
    <meta:document-statistic meta:object-count="61"/>
    <meta:generator>OpenOffice.org/3.1$Linux OpenOffice.org_project/310m19$Build-9420</meta:generator>
  </office:meta>
</office:document-meta>
</file>